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1.7cm" draw:marker-start-width="2.55cm" draw:marker-end="Arrow" draw:marker-end-width="2.55cm" draw:stroke-linejoin="none" draw:textarea-horizontal-align="center" draw:textarea-vertical-align="middle" fo:padding-top="0.925cm" fo:padding-bottom="0.925cm" fo:padding-left="1.05cm" fo:padding-right="1.0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Introduction to C++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history</text:p>
              </text:list-item>
              <text:list-item>
                <text:p>where to use C++ and why?</text:p>
                <text:list>
                  <text:list-item>
                    <text:p>only C and C++ compiler is available</text:p>
                  </text:list-item>
                  <text:list-item>
                    <text:p>need a higher level of abstraction than C </text:p>
                  </text:list-item>
                </text:list>
              </text:list-item>
              <text:list-item>
                <text:p>how to use C++?</text:p>
                <text:list>
                  <text:list-item>
                    <text:p>keep it simple, avoid multi-paradig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Two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ds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equence Point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 sequence point is...</text:p>
                <text:list>
                  <text:list-item>
                    <text:p>a point in the program's execution sequence where all previous side-effects will have taken place and where all subsequent side-effects will not have taken place</text:p>
                  </text:list-item>
                </text:list>
              </text:list-item>
            </text:list>
          </draw:text-box>
        </draw:frame>
        <draw:line draw:style-name="gr2" draw:text-style-name="P3" draw:layer="layout" svg:x1="4.5cm" svg:y1="13.5cm" svg:x2="23.5cm" svg:y2="13.5cm">
          <text:p/>
        </draw:line>
        <draw:line draw:style-name="gr3" draw:text-style-name="P3" draw:layer="layout" svg:x1="8.5cm" svg:y1="11cm" svg:x2="8.5cm" svg:y2="16cm">
          <text:p/>
        </draw:line>
        <draw:line draw:style-name="gr3" draw:text-style-name="P3" draw:layer="layout" svg:x1="10.1cm" svg:y1="11cm" svg:x2="10.1cm" svg:y2="16cm">
          <text:p/>
        </draw:line>
        <draw:line draw:style-name="gr3" draw:text-style-name="P3" draw:layer="layout" svg:x1="10.8cm" svg:y1="11cm" svg:x2="10.8cm" svg:y2="16cm">
          <text:p/>
        </draw:line>
        <draw:line draw:style-name="gr3" draw:text-style-name="P3" draw:layer="layout" svg:x1="12.3cm" svg:y1="11cm" svg:x2="12.3cm" svg:y2="16cm">
          <text:p/>
        </draw:line>
        <draw:line draw:style-name="gr3" draw:text-style-name="P3" draw:layer="layout" svg:x1="16cm" svg:y1="11cm" svg:x2="16cm" svg:y2="16cm">
          <text:p/>
        </draw:line>
        <draw:line draw:style-name="gr3" draw:text-style-name="P3" draw:layer="layout" svg:x1="17.4cm" svg:y1="11cm" svg:x2="17.4cm" svg:y2="1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equence Point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equence points occur...</text:p>
                <text:list>
                  <text:list-item>
                    <text:p>at the end of a full expression</text:p>
                  </text:list-item>
                  <text:list-item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equence Point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 sequence point is...</text:p>
                <text:list>
                  <text:list-item>
                    <text:p>a point in the program's execution sequence where all previous side-effects will have taken place and where all subsequent side-effects will not have taken place</text:p>
                  </text:list-item>
                </text:list>
              </text:list-item>
            </text:list>
          </draw:text-box>
        </draw:frame>
        <draw:frame draw:style-name="FreeSlideText" draw:text-style-name="P4" draw:layer="layout" svg:width="16.83cm" svg:height="5.279cm" svg:x="6.17cm" svg:y="11.721cm">
          <draw:text-box>
            <text:p text:style-name="P4">c99: clause 6.5 Expressions</text:p>
            <text:p text:style-name="P4">Between the previous and next sequence point an object shall have its stored value modified at most once by the evaluation of an expression.</text:p>
          </draw:text-box>
        </draw:frame>
        <draw:custom-shape draw:style-name="gr4" draw:text-style-name="P3" draw:layer="layout" svg:width="21.5cm" svg:height="6.5cm" svg:x="3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C Recap - Evaluation Order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evaluation order is not always determined by the layout order of the code</text:p>
                <text:list>
                  <text:list-item>
                    <text:p>statements, initialisers, operands of the short-circuiting and comma operators are evaluated in strict sequence... and that's pretty much it</text:p>
                  </text:list-item>
                  <text:list-item>
                    <text:p>can affect expression certainty and correctness</text:p>
                  </text:list-item>
                </text:list>
              </text:list-item>
            </text:list>
          </draw:text-box>
        </draw:frame>
        <draw:custom-shape draw:style-name="CodeBox" draw:layer="layout" svg:width="11.671cm" svg:height="2.18cm" svg:x="2cm" svg:y="12.5cm">
          <text:p>a = f() * g() + h();</text:p>
          <text:p>a = f() * (g() + h());</text:p>
          <draw:enhanced-geometry svg:viewBox="0 0 21600 21600" draw:type="rectangle" draw:enhanced-path="M 0 0 L 21600 0 21600 21600 0 21600 0 0 Z N"/>
        </draw:custom-shape>
        <draw:frame draw:style-name="SmallSlideNote" draw:layer="layout" svg:width="12.5cm" svg:height="3.173cm" svg:x="14.5cm" svg:y="12.5cm">
          <draw:text-box>
            <text:p>what is the difference in evaluation order between these two assignment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C Recap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undefined behavio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Two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ds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Two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ds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fill-image-name="Bitmape_20_5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fill="solid" draw:fill-color="#ffff99" draw:fill-image-width="0cm" draw:fill-image-height="0cm" fo:min-height="1.93cm" fo:min-width="11.171cm" draw:shadow="visible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7cm" svg:x="1.4cm" svg:y="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7T13:52:22</meta:creation-date>
    <meta:editing-duration>PT01H08M50S</meta:editing-duration>
    <meta:editing-cycles>9</meta:editing-cycles>
    <dc:date>2011-02-17T15:01:02</dc:date>
    <meta:generator>NeoOffice/3.1.2$Unix OpenOffice.org_project/Patch 0</meta:generator>
    <meta:document-statistic meta:object-count="65"/>
  </office:meta>
</office:document-meta>
</file>